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800001478000006691B4B121B.svm"/>
  <manifest:file-entry manifest:media-type="" manifest:full-path="Pictures/200000080000126700000669D6E2799E.svm"/>
  <manifest:file-entry manifest:media-type="" manifest:full-path="Pictures/2000000800001D260000081143E17A63.svm"/>
  <manifest:file-entry manifest:media-type="" manifest:full-path="Pictures/20000008000010BF00000B7AB02C7C32.svm"/>
  <manifest:file-entry manifest:media-type="" manifest:full-path="Pictures/20000008000022D500000C82C4697AB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list-style-name="WW8Num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ing_20_1" style:list-style-name="WW8Num1"/>
    <style:style style:name="P6" style:family="paragraph" style:parent-style-name="Heading_20_2" style:list-style-name="WW8Num1"/>
    <style:style style:name="P7" style:family="paragraph" style:parent-style-name="Standard" style:list-style-name="L1"/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Standard" style:list-style-name="L2">
      <style:paragraph-properties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Heading_20_1" style:list-style-name="WW8Num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Heading_20_1" style:list-style-name="WW8Num1">
      <style:paragraph-properties fo:break-before="page"/>
    </style:style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>
      <style:paragraph-properties fo:text-align="center"/>
    </style:style>
    <style:style style:name="P22" style:family="paragraph" style:parent-style-name="ecran_5f_agrologic">
      <style:text-properties style:text-underline-style="none"/>
    </style:style>
    <style:style style:name="P23" style:family="paragraph" style:parent-style-name="Heading_20_2" style:list-style-name="WW8Num1">
      <style:text-properties style:text-underline-style="none"/>
    </style:style>
    <style:style style:name="P24" style:family="paragraph" style:parent-style-name="Standard">
      <style:text-properties style:text-underline-style="none"/>
    </style:style>
    <style:style style:name="T1" style:family="text">
      <style:text-properties fo:background-color="#ffff00"/>
    </style:style>
    <style:style style:name="T2" style:family="text">
      <style:text-properties fo:background-color="transparent" style:font-size-complex="12pt"/>
    </style:style>
    <style:style style:name="T3" style:family="text">
      <style:text-properties fo:background-color="#99ccff" style:font-size-complex="12pt"/>
    </style:style>
    <style:style style:name="T4" style:family="text">
      <style:text-properties fo:background-color="#ffcc99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Manuel Utilisateur Base Recette </text:p>
        </text:list-item>
      </text:list>
      <text:p text:style-name="Standard"/>
      <text:p text:style-name="P2"/>
      <text:p text:style-name="P2">Validée par : </text:p>
      <text:p text:style-name="P2">Temps de la réalisation : Décembre 2005</text:p>
      <text:p text:style-name="P3">Chemin d'accès de la Diffusion PDF: dans la base recette, sur Intranet (Fonction AIDE).</text:p>
      <text:p text:style-name="P3"/>
      <text:p text:style-name="P4"/>
      <text:list text:style-name="WW8Num1" text:continue-numbering="true">
        <text:list-item>
          <text:p text:style-name="P5">Présentation</text:p>
        </text:list-item>
      </text:list>
      <text:p text:style-name="Standard"/>
      <text:p text:style-name="Standard">Ce manuel a pour but de définir le mode d'emploi de cette nouvelle version de la base recette.</text:p>
      <text:list text:style-name="WW8Num1" text:continue-numbering="true">
        <text:list-item>
          <text:p text:style-name="P5">Points clef</text:p>
        </text:list-item>
      </text:list>
      <text:p text:style-name="Standard"/>
      <text:p text:style-name="code_20_source">[ ] Glossaire</text:p>
      <text:p text:style-name="code_20_source">[ ] Création d'une nouvelle recette</text:p>
      <text:p text:style-name="code_20_source">[ ] Détail de la saisie d'un recette (en cours...)</text:p>
      <text:p text:style-name="Standard"/>
      <text:list text:style-name="WW8Num1" text:continue-numbering="true">
        <text:list-item>
          <text:p text:style-name="P5">Pré-requis</text:p>
          <text:list>
            <text:list-item>
              <text:p text:style-name="P6">Logiciels</text:p>
            </text:list-item>
          </text:list>
        </text:list-item>
      </text:list>
      <text:p text:style-name="Standard"/>
      <text:list text:style-name="L1">
        <text:list-item>
          <text:p text:style-name="P7">Intranet</text:p>
        </text:list-item>
        <text:list-item>
          <text:p text:style-name="P7">Access</text:p>
        </text:list-item>
      </text:list>
      <text:list text:style-name="WW8Num1" text:continue-numbering="true">
        <text:list-item>
          <text:list text:continue-numbering="true">
            <text:list-item>
              <text:p text:style-name="P6">Droits d'accès</text:p>
            </text:list-item>
          </text:list>
        </text:list-item>
      </text:list>
      <text:p text:style-name="P8"/>
      <text:list text:style-name="L2">
        <text:list-item>
          <text:p text:style-name="P9">Service Recherche &amp; Développement </text:p>
        </text:list-item>
      </text:list>
      <text:p text:style-name="P10"/>
      <text:list text:style-name="WW8Num1" text:continue-numbering="true">
        <text:list-item>
          <text:list text:continue-numbering="true">
            <text:list-item>
              <text:p text:style-name="P6">Documents annexes</text:p>
            </text:list-item>
          </text:list>
        </text:list-item>
      </text:list>
      <text:p text:style-name="P8"/>
      <text:list text:style-name="L3">
        <text:list-item>
          <text:p text:style-name="P11">Cycle de développement (création et modification d'une recette)</text:p>
        </text:list-item>
      </text:list>
      <text:p text:style-name="P10"/>
      <text:p text:style-name="P8"/>
      <text:p text:style-name="Standard"/>
      <text:list text:style-name="WW8Num1" text:continue-numbering="true">
        <text:list-item>
          <text:p text:style-name="P12">Règles typographiques</text:p>
        </text:list-item>
      </text:list>
      <text:p text:style-name="Standard"/>
      <text:list text:style-name="L4">
        <text:list-item>
          <text:p text:style-name="P13">le <text:span text:style-name="T1">texte sur fond jaune</text:span> est en cours de modification ou une intérrogation du lecteur.</text:p>
        </text:list-item>
      </text:list>
      <text:p text:style-name="Standard"/>
      <text:list text:style-name="L5">
        <text:list-item>
          <text:p text:style-name="P14"><text:span text:style-name="T2">le </text:span><text:span text:style-name="T3">texte sur fond bleu</text:span><text:span text:style-name="T2"> est un rajout par rapport à la dernière lecture. Il valide les demandes de modifications précédement surligné en jaune.</text:span></text:p>
        </text:list-item>
      </text:list>
      <text:p text:style-name="Standard"/>
      <text:list text:style-name="L6">
        <text:list-item>
          <text:p text:style-name="P15">Les intitulés des champs d'information des documents fournis sont toujours écrits [entre crochets]</text:p>
        </text:list-item>
      </text:list>
      <text:p text:style-name="Standard"/>
      <text:list text:style-name="L7">
        <text:list-item>
          <text:p text:style-name="P16">Les parties de la procédure <text:span text:style-name="T4">EN SAUMON</text:span> ne sont plus à réaliser.</text:p>
        </text:list-item>
      </text:list>
      <text:p text:style-name="Standard"/>
      <text:p text:style-name="Standard"/>
      <text:list text:style-name="WW8Num1" text:continue-numbering="true">
        <text:list-item>
          <text:p text:style-name="P17">Glossaire</text:p>
        </text:list-item>
      </text:list>
      <text:p text:style-name="Standard"/>
      <text:p text:style-name="Standard"/>
      <text:p text:style-name="Heading_20_2">Dossier recette:</text:p>
      <text:p text:style-name="Standard"/>
      <text:p text:style-name="Standard">Ensemble de toutes les fiches recettes relatives à une même recette. Elle est donc constituée de:</text:p>
      <text:p text:style-name="Standard"/>
      <text:list text:style-name="L8">
        <text:list-item>
          <text:p text:style-name="P18">Références de production</text:p>
        </text:list-item>
        <text:list-item>
          <text:p text:style-name="P18">Versions de développement</text:p>
          <text:p text:style-name="P18"/>
        </text:list-item>
      </text:list>
      <text:p text:style-name="Heading_20_2">Référence de production:</text:p>
      <text:p text:style-name="Standard"/>
      <text:p text:style-name="Standard">Fiche recette actuellement commercialisée (Indice X, version 0). Et toutes fiches recettes ayant été exploitées en production (notion d'historique).</text:p>
      <text:p text:style-name="Standard">Une modification sur cette fiche recette ne peut jamais être enregistré. La seule possibilité pour modifier ce type de fiche recette est d'entamer un nouveau cycle de développement.</text:p>
      <text:p text:style-name="Standard"/>
      <text:p text:style-name="Standard"/>
      <text:p text:style-name="Heading_20_3">Exemple: Hachis Auchan</text:p>
      <text:list text:style-name="L9">
        <text:list-item>
          <text:p text:style-name="P19">Indice 1 version 0 fût mis en production jusqu'en 2003</text:p>
        </text:list-item>
        <text:list-item>
          <text:p text:style-name="P19">Indice 2 version 0 jusqu'en 2005</text:p>
        </text:list-item>
        <text:list-item>
          <text:p text:style-name="P19">Indice 3 version 0 est actuellement commercialisé </text:p>
        </text:list-item>
      </text:list>
      <text:p text:style-name="Standard"/>
      <text:p text:style-name="Heading_20_2">Indice</text:p>
      <text:p text:style-name="Standard"/>
      <text:p text:style-name="Standard"><text:tab/>Représente les différentes étapes d'une recette. On change d'indice lorsque la recette est modifiée au niveau de la production (et donc aussi dans Agrologic)</text:p>
      <text:p text:style-name="Standard"/>
      <text:p text:style-name="Heading_20_2">Version</text:p>
      <text:p text:style-name="Standard"/>
      <text:p text:style-name="Standard"><text:tab/>Il faut distinguer deux types de version:</text:p>
      <text:p text:style-name="Standard"/>
      <text:list text:style-name="L10">
        <text:list-item>
          <text:p text:style-name="P20">les versions zéro « 0 » qui représentent les fiche recette exploitées en production et correspondant exactement à Agrologic.</text:p>
        </text:list-item>
        <text:list-item>
          <text:p text:style-name="P20">les autres versions (1, 2, 3 ..... infini) sont des fiches recettes en cours de développement et correspondant chacune à axe de travail de la recette.</text:p>
        </text:list-item>
      </text:list>
      <text:p text:style-name="Standard"/>
      <text:p text:style-name="Heading_20_3">Exemple:</text:p>
      <text:p text:style-name="Standard">Je souhaite améliorer la paella Cora. J'ai trois piste d'amélioration à développer.</text:p>
      <text:p text:style-name="Standard"/>
      <text:p text:style-name="Standard">Version 1: Fiche recette sur laquelle on teste des changement de sauces.</text:p>
      <text:p text:style-name="Standard"/>
      <text:p text:style-name="Standard">Version 2: Fiche recette sur laquelle on teste un nouvel approvisionnement de poulet</text:p>
      <text:p text:style-name="Standard"/>
      <text:p text:style-name="Standard">Version 3: Fiche recette sur laquelle on teste une diminution du grammage de la recette</text:p>
      <text:p text:style-name="Standard"/>
      <text:p text:style-name="Standard"/>
      <text:p text:style-name="Standard"/>
      <text:p text:style-name="Heading_20_2">Validation d'une version en cours de développement:</text:p>
      <text:p text:style-name="Standard"/>
      <text:p text:style-name="Standard">Permet de verrouiller (et donc de valider) l'ensemble des fiches recettes en version de développement suite à la validation du client. L'une de ces versions est retenu pour passer par la suite en tant que référence de production.</text:p>
      <text:p text:style-name="Standard"/>
      <text:p text:style-name="Heading_20_3">Exemple basé sur le précédent:</text:p>
      <text:p text:style-name="Standard"/>
      <text:p text:style-name="Standard">Le client valide la version 2 (Fiche recette sur laquelle on teste un nouvel approvisionnement de poulet). Le fait de valider cette version, verrouille l'ensemble du dossier recette. </text:p>
      <text:p text:style-name="Standard"/>
      <text:p text:style-name="Standard">La prochaine étape est de passer cette Fiche Recette validée en tant que nouvel indice (version 0) lors de son application en Production. C'est aussi à ce moment qu'on met à jour Agrologic.</text:p>
      <text:p text:style-name="Standard"/>
      <text:p text:style-name="Heading_20_2">Recette mère</text:p>
      <text:p text:style-name="Standard"/>
      <text:p text:style-name="Standard">Recette qui contient d'autres recettes dans sa composition.</text:p>
      <text:p text:style-name="Standard"/>
      <text:p text:style-name="Heading_20_2">Sous-recette</text:p>
      <text:p text:style-name="Standard"/>
      <text:p text:style-name="Standard">Recette qui entre dans la composition d'une autre recette.</text:p>
      <text:p text:style-name="Standard"/>
      <text:p text:style-name="Heading_20_3">Exemple:</text:p>
      <text:p text:style-name="Standard"/>
      <text:p text:style-name="Standard">Préparation, farce, sauce, pré-cuisson.</text:p>
      <text:p text:style-name="Standard"/>
      <text:list text:style-name="WW8Num1" text:continue-numbering="true">
        <text:list-item>
          <text:p text:style-name="P5">Création d'une nouvelle recette</text:p>
        </text:list-item>
      </text:list>
      <text:p text:style-name="Standard"/>
      <text:p text:style-name="Standard"/>
      <text:p text:style-name="Heading_20_2">Pré chiffrage d'une demande de développement</text:p>
      <text:p text:style-name="Standard"/>
      <text:p text:style-name="Standard">La recette nouvellement créée est du type « Indice 0 version 1 »</text:p>
      <text:p text:style-name="Standard"/>
      <text:p text:style-name="Heading_20_3">Création à partir d'une recette vierge</text:p>
      <text:p text:style-name="Standard"/>
      <text:p text:style-name="Standard"><draw:frame draw:style-name="fr1" draw:name="Image1" text:anchor-type="paragraph" svg:x="2.342cm" svg:y="0.026cm" svg:width="4.711cm" svg:height="1.64cm" draw:z-index="0"><draw:image xlink:href="Pictures/200000080000126700000669D6E2799E.svm" xlink:type="simple" xlink:show="embed" xlink:actuate="onLoad"/></draw:frame><draw:frame draw:style-name="fr2" draw:name="Image2" text:anchor-type="paragraph" svg:width="5.241cm" svg:height="1.64cm" draw:z-index="1"><draw:image xlink:href="Pictures/2000000800001478000006691B4B121B.svm" xlink:type="simple" xlink:show="embed" xlink:actuate="onLoad"/></draw:frame><draw:custom-shape text:anchor-type="paragraph" draw:z-index="6" draw:style-name="gr1" draw:text-style-name="P21" svg:width="1.43cm" svg:height="0.371cm" svg:x="8.202cm" svg:y="0.6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Heading_20_3">Création à partir d'une recette vierge</text:p>
      <text:p text:style-name="Standard"><draw:frame draw:style-name="fr1" draw:name="Image4" text:anchor-type="paragraph" svg:x="6.787cm" svg:y="0.741cm" svg:width="7.461cm" svg:height="2.066cm" draw:z-index="3"><draw:image xlink:href="Pictures/2000000800001D260000081143E17A63.svm" xlink:type="simple" xlink:show="embed" xlink:actuate="onLoad"/></draw:frame></text:p>
      <text:p text:style-name="Standard"><draw:frame draw:style-name="fr1" draw:name="Image3" text:anchor-type="paragraph" svg:x="-0.212cm" svg:y="3.175cm" svg:width="4.711cm" svg:height="1.64cm" draw:z-index="2"><draw:image xlink:href="Pictures/200000080000126700000669D6E2799E.svm" xlink:type="simple" xlink:show="embed" xlink:actuate="onLoad"/></draw:frame><draw:frame draw:style-name="fr1" draw:name="Image6" text:anchor-type="paragraph" svg:x="17.953cm" svg:y="2.039cm" svg:width="4.286cm" svg:height="2.939cm" draw:z-index="5"><draw:image xlink:href="Pictures/20000008000010BF00000B7AB02C7C32.svm" xlink:type="simple" xlink:show="embed" xlink:actuate="onLoad"/></draw:frame><draw:custom-shape text:anchor-type="paragraph" draw:z-index="7" draw:style-name="gr1" draw:text-style-name="P21" svg:width="1.43cm" svg:height="0.371cm" svg:x="4.763cm" svg:y="1.2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1" draw:text-style-name="P21" svg:width="1.43cm" svg:height="0.371cm" svg:x="15.399cm" svg:y="1.8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Ou</text:p>
      <text:p text:style-name="Standard"/>
      <text:p text:style-name="Standard"><draw:frame draw:style-name="fr1" draw:name="Image5" text:anchor-type="paragraph" svg:x="6.299cm" svg:y="0.053cm" svg:width="8.916cm" svg:height="3.201cm" draw:z-index="4"><draw:image xlink:href="Pictures/20000008000022D500000C82C4697ABA.svm" xlink:type="simple" xlink:show="embed" xlink:actuate="onLoad"/></draw:frame><draw:custom-shape text:anchor-type="paragraph" draw:z-index="8" draw:style-name="gr1" draw:text-style-name="P21" svg:width="1.43cm" svg:height="0.371cm" svg:x="4.551cm" svg:y="0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style-name="gr1" draw:text-style-name="P21" svg:width="1.43cm" svg:height="0.371cm" svg:x="15.822cm" svg:y="0.2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list text:style-name="WW8Num1" text:continue-numbering="true">
        <text:list-item>
          <text:p text:style-name="P17">Détail de la saisie d'une recette</text:p>
        </text:list-item>
      </text:list>
      <text:p text:style-name="P22"/>
      <text:list text:style-name="WW8Num1" text:continue-numbering="true">
        <text:list-item>
          <text:p text:style-name="P23"/>
        </text:list-item>
      </text:list>
      <text:p text:style-name="Heading_20_2">Création d'une nouvelle recette</text:p>
      <text:p text:style-name="Standard"/>
      <text:p text:style-name="Standard"/>
      <text:p text:style-name="Standard"/>
      <text:p text:style-name="Heading_20_2">Modification d'une recette existante</text:p>
      <text:p text:style-name="Standard"/>
      <text:p text:style-name="Heading_20_3"/>
      <text:p text:style-name="Standard"/>
      <text:p text:style-name="Standard"/>
      <text:p text:style-name="Standard"/>
      <text:list text:style-name="WW8Num1" text:continue-numbering="true">
        <text:list-item>
          <text:p text:style-name="P17">Consulter une recette</text:p>
        </text:list-item>
      </text:list>
      <text:p text:style-name="P22"/>
      <text:list text:style-name="WW8Num1" text:continue-numbering="true">
        <text:list-item>
          <text:p text:style-name="P23"/>
        </text:list-item>
      </text:list>
      <text:p text:style-name="Heading_20_2">Consulter une fiche recette</text:p>
      <text:p text:style-name="Standard">Recette simple</text:p>
      <text:p text:style-name="Standard">Recette et sous recettes</text:p>
      <text:p text:style-name="Standard"/>
      <text:p text:style-name="Standard"/>
      <text:p text:style-name="Heading_20_2">Visualiser la répartition des ingrédients</text:p>
      <text:p text:style-name="Standard">Recette simple</text:p>
      <text:p text:style-name="Standard">Recette et sous recettes</text:p>
      <text:p text:style-name="Heading_20_3"/>
      <text:p text:style-name="Standard"/>
      <text:p text:style-name="Standard"/>
      <text:list text:style-name="WW8Num1" text:continue-numbering="true">
        <text:list-item>
          <text:p text:style-name="P17">Valider une version développement</text:p>
        </text:list-item>
      </text:list>
      <text:p text:style-name="ecran_5f_agrologic"><text:span text:style-name="T5"/></text:p>
      <text:p text:style-name="P24"/>
      <text:p text:style-name="P24"/>
      <text:p text:style-name="P24"/>
      <text:p text:style-name="P24"/>
      <text:p text:style-name="Standard"/>
      <text:list text:style-name="WW8Num1" text:continue-numbering="true">
        <text:list-item>
          <text:p text:style-name="P17">Passer une version développement validée en nouvel indice</text:p>
        </text:list-item>
      </text:list>
      <text:p text:style-name="Standard"/>
      <text:p text:style-name="Standard"/>
      <text:p text:style-name="Standard"/>
      <text:p text:style-name="Standard"/>
      <text:p text:style-name="ecran_5f_agrologic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/></text:span><text:span text:style-name="T1"><text:tab/></text:span><text:span text:style-name="T1"><text:date style:data-style-name="N30" text:date-value="2005-12-14T09:18:30.51">14/12/2005</text:date></text:span></text:p>
      </style:header>
      <style:footer>
        <text:p text:style-name="Footer"><text:span text:style-name="T1">Page </text:span><text:span text:style-name="T1"><text:page-number text:select-page="current"/></text:span><text:span text:style-name="T1"> sur </text:span><text:span text:style-name="T1"><text:page-count>1</text:page-count></text:span></text:p>
        <text:p text:style-name="P1"><text:file-name text:display="full">C:\Documents and Settings\user_agis\Bureau\manuel_recettev2.odt</text:file-n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User Agis</meta:initial-creator>
    <meta:creation-date>2005-12-13T14:31:49</meta:creation-date>
    <dc:creator>User Agis</dc:creator>
    <dc:date>2005-12-14T09:18:30</dc:date>
    <dc:language>fr-FR</dc:language>
    <meta:editing-cycles>10</meta:editing-cycles>
    <meta:editing-duration>PT1H59M23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1" meta:paragraph-count="79" meta:word-count="606" meta:character-count="3987"/>
  </office:meta>
</office:document-meta>
</file>